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59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96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W</text:p>
          </table:table-cell>
          <table:table-cell office:value-type="string" calcext:value-type="string">
            <text:p>STBW</text:p>
          </table:table-cell>
          <table:table-cell office:value-type="string" calcext:value-type="string">
            <text:p>Einh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0</text:p>
          </table:table-cell>
          <table:table-cell office:value-type="float" office:value="-0.011" calcext:value-type="float">
            <text:p>-0,01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µ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µ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µ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center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µ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öhe Peak</text:p>
          </table:table-cell>
          <table:table-cell office:value-type="float" office:value="1.2" calcext:value-type="float">
            <text:p>1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ra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öhePeak gesamt:</text:p>
          </table:table-cell>
          <table:table-cell table:formula="of:=[.B3]+[.B7]" office:value-type="float" office:value="1.189" calcext:value-type="float">
            <text:p>1,189</text:p>
          </table:table-cell>
          <table:table-cell table:formula="of:=SQRT([.C3]^2+[.C7]^2)" office:value-type="float" office:value="0.100498756211209" calcext:value-type="float">
            <text:p>0,1004987562</text:p>
          </table:table-cell>
          <table:table-cell office:value-type="string" calcext:value-type="string">
            <text:p>r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rundet</text:p>
          </table:table-cell>
          <table:table-cell table:style-name="ce2" table:formula="of:=[.B9]" office:value-type="float" office:value="1.189" calcext:value-type="float">
            <text:p>1,19</text:p>
          </table:table-cell>
          <table:table-cell table:style-name="ce2" table:formula="of:=[.C9]" office:value-type="float" office:value="0.100498756211209" calcext:value-type="float">
            <text:p>0,10</text:p>
          </table:table-cell>
          <table:table-cell office:value-type="string" calcext:value-type="string">
            <text:p>ra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portierte Date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echungsindex</text:p>
          </table:table-cell>
          <table:table-cell office:value-type="float" office:value="1.39" calcext:value-type="float">
            <text:p>1,39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pplerwinkel</text:p>
          </table:table-cell>
          <table:table-cell office:value-type="float" office:value="2.29" calcext:value-type="float">
            <text:p>2,2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EGA UNGENAU könnte auch 3,9 sein ----&gt; (???)</text:p>
          </table:table-cell>
          <table:table-cell table:number-columns-repeated="1019"/>
        </table:table-row>
        <table:table-row table:style-name="ro1">
          <table:table-cell/>
          <table:table-cell table:formula="of:=[.B14]*(PI()/180)" office:value-type="float" office:value="0.0399680398706701" calcext:value-type="float">
            <text:p>0,0399680399</text:p>
          </table:table-cell>
          <table:table-cell/>
          <table:table-cell office:value-type="string" calcext:value-type="string">
            <text:p>rad</text:p>
          </table:table-cell>
          <table:table-cell office:value-type="string" calcext:value-type="string">
            <text:p>Quelle: Mitschri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-A-Scan</text:p>
          </table:table-cell>
          <table:table-cell table:formula="of:=1/12000" office:value-type="float" office:value="0.0000833333333333333" calcext:value-type="float">
            <text:p>8,33333333333333E-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mbda0</text:p>
          </table:table-cell>
          <table:table-cell office:value-type="float" office:value="845" calcext:value-type="float">
            <text:p>8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pilarinnendurchm.</text:p>
          </table:table-cell>
          <table:table-cell office:value-type="float" office:value="58.1" calcext:value-type="float">
            <text:p>58,1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Pixel</text:p>
          </table:table-cell>
          <table:table-cell table:number-columns-repeated="1020"/>
        </table:table-row>
        <table:table-row table:style-name="ro1">
          <table:table-cell/>
          <table:table-cell table:formula="of:=[.B18]*5" office:value-type="float" office:value="290.5" calcext:value-type="float">
            <text:p>290,5</text:p>
          </table:table-cell>
          <table:table-cell table:formula="of:=[.C18]*5" office:value-type="float" office:value="6.5" calcext:value-type="float">
            <text:p>6,5</text:p>
          </table:table-cell>
          <table:table-cell office:value-type="string" calcext:value-type="string">
            <text:p>µ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max =</text:p>
          </table:table-cell>
          <table:table-cell table:formula="of:=([.B7]*[.B17])/([.B16]*4*PI()*[.B13]*SIN([.B15]))" office:value-type="float" office:value="17434011.1684068" calcext:value-type="float">
            <text:p>17434011,1684068</text:p>
          </table:table-cell>
          <table:table-cell table:formula="of:=SQRT(([.C9]/[.B9])^2+([.C13]/[.B13])^2+([.C17]/[.B17])^2)*[.B20]" office:value-type="float" office:value="1715989.2101268" calcext:value-type="float">
            <text:p>1715989,2101268</text:p>
          </table:table-cell>
          <table:table-cell office:value-type="string" calcext:value-type="string">
            <text:p>nm/s</text:p>
          </table:table-cell>
          <table:table-cell/>
          <table:table-cell table:formula="of:=[.B20]/10^6" office:value-type="float" office:value="17.4340111684068" calcext:value-type="float">
            <text:p>17,4340111684</text:p>
          </table:table-cell>
          <table:table-cell table:formula="of:=[.C20]/10^6" office:value-type="float" office:value="1.7159892101268" calcext:value-type="float">
            <text:p>1,71598921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umenstrom</text:p>
          </table:table-cell>
          <table:table-cell table:formula="of:=(PI()*([.B19]/2)^2*[.B20])/2" office:value-type="float" office:value="577762671246.074" calcext:value-type="float">
            <text:p>577762671246,074</text:p>
          </table:table-cell>
          <table:table-cell table:formula="of:=SQRT(([.C20]/[.B20])^2+(2*[.C19]/[.B19])^2)*[.B21]" office:value-type="float" office:value="62469501084.6565" calcext:value-type="float">
            <text:p>62469501084,6565</text:p>
          </table:table-cell>
          <table:table-cell office:value-type="string" calcext:value-type="string">
            <text:p>10^-21 m³/s</text:p>
          </table:table-cell>
          <table:table-cell table:number-columns-repeated="1020"/>
        </table:table-row>
        <table:table-row table:style-name="ro1">
          <table:table-cell/>
          <table:table-cell table:formula="of:=[.B21]*(10^-21)*(10^6)" office:value-type="float" office:value="0.000577762671246074" calcext:value-type="float">
            <text:p>0,0005777627</text:p>
          </table:table-cell>
          <table:table-cell table:formula="of:=[.C21]*(10^-21)*(10^6)" office:value-type="float" office:value="0.0000624695010846565" calcext:value-type="float">
            <text:p>6,24695010846565E-005</text:p>
          </table:table-cell>
          <table:table-cell office:value-type="string" calcext:value-type="string">
            <text:p>ml/s</text:p>
          </table:table-cell>
          <table:table-cell table:number-columns-repeated="1020"/>
        </table:table-row>
        <table:table-row table:style-name="ro1">
          <table:table-cell/>
          <table:table-cell table:formula="of:=[.B22]*3600" office:value-type="float" office:value="2.07994561648587" calcext:value-type="float">
            <text:p>2,0799456165</text:p>
          </table:table-cell>
          <table:table-cell table:formula="of:=[.C22]*3600" office:value-type="float" office:value="0.224890203904763" calcext:value-type="float">
            <text:p>0,2248902039</text:p>
          </table:table-cell>
          <table:table-cell office:value-type="string" calcext:value-type="string">
            <text:p>ml/h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Windows_x86 LibreOffice_project/bc356b2f991740509f321d70e4512a6a54c5f243</meta:generator>
    <meta:creation-date>2016-11-08T21:17:08Z</meta:creation-date>
    <dc:date>2016-11-17T15:31:31.645000000</dc:date>
    <meta:editing-cycles>3</meta:editing-cycles>
    <meta:editing-duration>PT23M41S</meta:editing-duration>
    <meta:document-statistic meta:table-count="1" meta:cell-count="75" meta:object-count="0"/>
  </office:meta>
</office:document-meta>
</file>